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HTT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HTTP</text:h>
                    <text:list>
                        <text:list-item>
                            <text:h text:style-name="Heading_20_2" text:outline-level="2">Description</text:h>
                        </text:list-item>
                    </text:list>
                </text:list-item>
            </text:list>

            <text:p text:style-name="Standard"><text:span>Sends HTTP requests and returns the response.</text:span></text:p><text:p text:style-name="Standard"/>

            
                <text:list xml:id="list_HTTP2" text:continue-numbering="true" text:continue-list="list_HTT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HTTP6" text:continue-numbering="true" text:style-name="Outline">
                                                <text:list-item>
                                                    <text:list>
                                                        <text:list-item>
                                                            <text:list>
                                                                <text:list-item>
                                                                    <text:h text:style-name="Heading_20_3" text:outline-level="3">
                                                                        Method
                                                                        <text:s text:c="4"/>
                                                                        <text:span text:style-name="T2">Enum</text:span>
                                                                    </text:h>
                                                                </text:list-item>
                                                            </text:list>
                                                        </text:list-item>
                                                    </text:list>
                                                </text:list-item>
                                            </text:list>
                                            <text:p text:style-name="Standard"><text:span>HTTP methods used: GET, POST, PUT, PATCH, DELETE, HEAD, OPTIONS, CONNECT or TRACE.</text:span></text:p><text:p text:style-name="Standard"/>,
                                            <text:list xml:id="list_HTTP7" text:continue-numbering="true" text:continue-list="list_HTTP6" text:style-name="Outline">
                                                <text:list-item>
                                                    <text:list>
                                                        <text:list-item>
                                                            <text:list>
                                                                <text:list-item>
                                                                    <text:h text:style-name="Heading_20_3" text:outline-level="3">
                                                                        Url
                                                                        <text:s text:c="4"/>
                                                                        <text:span text:style-name="T2">EXPRESSION (string)</text:span>
                                                                    </text:h>
                                                                </text:list-item>
                                                            </text:list>
                                                        </text:list-item>
                                                    </text:list>
                                                </text:list-item>
                                            </text:list>
                                            <text:p text:style-name="Standard"><text:span>The url of the request.</text:span></text:p><text:p text:style-name="Standard"/>,
                                            <text:list xml:id="list_HTTP8" text:continue-numbering="true" text:continue-list="list_HTTP7" text:style-name="Outline">
                                                <text:list-item>
                                                    <text:list>
                                                        <text:list-item>
                                                            <text:list>
                                                                <text:list-item>
                                                                    <text:h text:style-name="Heading_20_3" text:outline-level="3">
                                                                        Headers
                                                                        <text:s text:c="4"/>
                                                                        <text:span text:style-name="T2">Array</text:span>
                                                                    </text:h>
                                                                </text:list-item>
                                                            </text:list>
                                                        </text:list-item>
                                                    </text:list>
                                                </text:list-item>
                                            </text:list>
                                            <text:p text:style-name="Standard"><text:span>List of headers sent to the server. A header name and a string value should be set for each item.</text:span></text:p><text:p text:style-name="Standard"/>,
                                            <text:list xml:id="list_HTTP9" text:continue-numbering="true" text:continue-list="list_HTTP8" text:style-name="Outline">
                                                <text:list-item>
                                                    <text:list>
                                                        <text:list-item>
                                                            <text:list>
                                                                <text:list-item>
                                                                    <text:h text:style-name="Heading_20_3" text:outline-level="3">
                                                                        Body
                                                                        <text:s text:c="4"/>
                                                                        <text:span text:style-name="T2">EXPRESSION (string)</text:span>
                                                                    </text:h>
                                                                </text:list-item>
                                                            </text:list>
                                                        </text:list-item>
                                                    </text:list>
                                                </text:list-item>
                                            </text:list>
                                            <text:p text:style-name="Standard"><text:span>The body of the message that is sent to the server if the POST, PUT or PATCH method is selec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HTTP10" text:continue-numbering="true" text:continue-list="list_HTT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HTTP11" text:continue-numbering="true" text:continue-list="list_HTT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HTTP12" text:continue-numbering="true" text:continue-list="list_HTT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HTTP13" text:continue-numbering="true" text:continue-list="list_HTT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HTTP14" text:continue-numbering="true" text:continue-list="list_HTT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HTTP3" text:continue-numbering="true" text:continue-list="list_HTTP2" text:style-name="Outline">
                    <text:list-item>
                        <text:list>
                            <text:list-item>
                                <text:h text:style-name="Heading_20_2" text:outline-level="2">Inputs</text:h>
                            </text:list-item>
                        </text:list>
                    </text:list-item>
                </text:list>

                
                            <text:list xml:id="list_HTT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HTTP4" text:continue-numbering="true" text:continue-list="list_HTTP3" text:style-name="Outline">
                    <text:list-item>
                        <text:list>
                            <text:list-item>
                                <text:h text:style-name="Heading_20_2" text:outline-level="2">Outputs</text:h>
                            </text:list-item>
                        </text:list>
                    </text:list-item>
                </text:list>

                
                            <text:list xml:id="list_HTTP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HTTP17" text:continue-numbering="true" text:style-name="Outline">
                                <text:list-item>
                                    <text:list>
                                        <text:list-item>
                                            <text:list>
                                                <text:list-item>
                                                    <text:h text:style-name="Heading_20_3" text:outline-level="3">
                                                        status
                                                        <text:s text:c="4"/>
                                                        <text:span text:style-name="T2">DATA(integer) | OPTIONAL</text:span>
                                                    </text:h>
                                                </text:list-item>
                                            </text:list>
                                        </text:list-item>
                                    </text:list>
                                </text:list-item>
                            </text:list>
                            <text:p text:style-name="Standard"><text:span>The </text:span>status code (<text:a xlink:type="simple" xlink:href="https://developer.mozilla.org/en-US/docs/Web/HTTP/Status" text:style-name="Internet_20_link" text:visited-style-name="Visited_20_Internet_20_Link">link</text:a>)<text:span> of the response.</text:span></text:p><text:p text:style-name="Standard"/>,
                            <text:list xml:id="list_HTTP18" text:continue-numbering="true" text:style-name="Outline">
                                <text:list-item>
                                    <text:list>
                                        <text:list-item>
                                            <text:list>
                                                <text:list-item>
                                                    <text:h text:style-name="Heading_20_3" text:outline-level="3">
                                                        result
                                                        <text:s text:c="4"/>
                                                        <text:span text:style-name="T2">DATA(string) | OPTIONAL</text:span>
                                                    </text:h>
                                                </text:list-item>
                                            </text:list>
                                        </text:list-item>
                                    </text:list>
                                </text:list-item>
                            </text:list>
                            <text:p text:style-name="Standard"><text:span>Message body of received response.</text:span></text:p><text:p text:style-name="Standard"/>


            
                    <text:list xml:id="list_HTTP5" text:continue-numbering="true" text:continue-list="list_HTTP4" text:style-name="Outline">
                        <text:list-item>
                            <text:list>
                                <text:list-item>
                                    <text:h text:style-name="Heading_20_2" text:outline-level="2">Examples</text:h>
                                </text:list-item>
                            </text:list>
                        </text:list-item>
                    </text:list>
                    <text:p text:style-name="Standard"/>
                    <text:list xml:id="list_HTTP19" text:style-name="List_20_1">
                    <text:list-item>
                            <text:p text:style-name="List_20_1_20_Start">
                            <text:span><text:span text:style-name="T1">Simple HTTP</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